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5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</office:automatic-styles>
  <office:body>
    <office:spreadsheet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9" table:default-cell-style-name="ce1"/>
        <table:table-row table:style-name="ro1">
          <table:table-cell table:number-columns-repeated="37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AR0307SR</text:p>
          </table:table-cell>
          <table:table-cell office:value-type="string">
            <text:p>{350, 54}</text:p>
          </table:table-cell>
          <table:table-cell office:value-type="string">
            <text:p>{467, 387}</text:p>
          </table:table-cell>
          <table:table-cell office:value-type="string">
            <text:p>A*</text:p>
          </table:table-cell>
          <table:table-cell office:value-type="string">
            <text:p>0.102</text:p>
          </table:table-cell>
          <table:table-cell office:value-type="string">
            <text:p>37401</text:p>
          </table:table-cell>
          <table:table-cell office:value-type="string">
            <text:p>1115.30566</text:p>
          </table:table-cell>
          <table:table-cell office:value-type="string">
            <text:p>87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office:value-type="string">
            <text:p>2.011</text:p>
          </table:table-cell>
          <table:table-cell office:value-type="string">
            <text:p>36584</text:p>
          </table:table-cell>
          <table:table-cell office:value-type="string">
            <text:p>1071.58411</text:p>
          </table:table-cell>
          <table:table-cell office:value-type="string">
            <text:p>5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office:value-type="string">
            <text:p>0.270</text:p>
          </table:table-cell>
          <table:table-cell office:value-type="string">
            <text:p>86238</text:p>
          </table:table-cell>
          <table:table-cell office:value-type="string">
            <text:p>1162.31970</text:p>
          </table:table-cell>
          <table:table-cell office:value-type="string">
            <text:p>93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4" office:value-type="string">
            <text:p>N/A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office:value-type="string">
            <text:p>0.79</text:p>
          </table:table-cell>
          <table:table-cell office:value-type="string">
            <text:p>43139</text:p>
          </table:table-cell>
          <table:table-cell office:value-type="string">
            <text:p>1115.30566</text:p>
          </table:table-cell>
          <table:table-cell office:value-type="string">
            <text:p>873</text:p>
          </table:table-cell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AR0700SR</text:p>
          </table:table-cell>
          <table:table-cell office:value-type="string">
            <text:p>{343, 5}</text:p>
          </table:table-cell>
          <table:table-cell table:style-name="ce3" office:value-type="string">
            <text:p>{188, 462}</text:p>
          </table:table-cell>
          <table:table-cell office:value-type="string">
            <text:p>A*</text:p>
          </table:table-cell>
          <table:table-cell office:value-type="string">
            <text:p>0.152</text:p>
          </table:table-cell>
          <table:table-cell office:value-type="string">
            <text:p>48510</text:p>
          </table:table-cell>
          <table:table-cell office:value-type="string">
            <text:p>637.125977</text:p>
          </table:table-cell>
          <table:table-cell office:value-type="string">
            <text:p>54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office:value-type="string">
            <text:p>1.621</text:p>
          </table:table-cell>
          <table:table-cell office:value-type="string">
            <text:p>45680</text:p>
          </table:table-cell>
          <table:table-cell office:value-type="string">
            <text:p>609.538025</text:p>
          </table:table-cell>
          <table:table-cell office:value-type="string">
            <text:p>3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office:value-type="string">
            <text:p>0.582</text:p>
          </table:table-cell>
          <table:table-cell office:value-type="string">
            <text:p>210906</text:p>
          </table:table-cell>
          <table:table-cell office:value-type="string">
            <text:p>656.156250</text:p>
          </table:table-cell>
          <table:table-cell office:value-type="string">
            <text:p>55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4" office:value-type="string">
            <text:p>N/A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office:value-type="string">
            <text:p>0.229</text:p>
          </table:table-cell>
          <table:table-cell office:value-type="string">
            <text:p>117149</text:p>
          </table:table-cell>
          <table:table-cell office:value-type="string">
            <text:p>637.125977</text:p>
          </table:table-cell>
          <table:table-cell office:value-type="string">
            <text:p>546</text:p>
          </table:table-cell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Flooded Plains</text:p>
          </table:table-cell>
          <table:table-cell office:value-type="string">
            <text:p>{0, 0}</text:p>
          </table:table-cell>
          <table:table-cell office:value-type="string">
            <text:p>{767, 759}</text:p>
          </table:table-cell>
          <table:table-cell office:value-type="string">
            <text:p>A*</text:p>
          </table:table-cell>
          <table:table-cell office:value-type="string">
            <text:p>0.393</text:p>
          </table:table-cell>
          <table:table-cell office:value-type="string">
            <text:p>117955</text:p>
          </table:table-cell>
          <table:table-cell office:value-type="string">
            <text:p>1244.56006</text:p>
          </table:table-cell>
          <table:table-cell office:value-type="string">
            <text:p>98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office:value-type="string">
            <text:p>10.218</text:p>
          </table:table-cell>
          <table:table-cell office:value-type="string">
            <text:p>88056</text:p>
          </table:table-cell>
          <table:table-cell office:value-type="string">
            <text:p>1188.57568</text:p>
          </table:table-cell>
          <table:table-cell office:value-type="string">
            <text:p>4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office:value-type="string">
            <text:p>1.113</text:p>
          </table:table-cell>
          <table:table-cell office:value-type="string">
            <text:p>303166</text:p>
          </table:table-cell>
          <table:table-cell office:value-type="string">
            <text:p>1280.78809</text:p>
          </table:table-cell>
          <table:table-cell office:value-type="string">
            <text:p>1040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4" office:value-type="string">
            <text:p>N/A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office:value-type="string">
            <text:p>0.730</text:p>
          </table:table-cell>
          <table:table-cell office:value-type="string">
            <text:p>363096</text:p>
          </table:table-cell>
          <table:table-cell office:value-type="string">
            <text:p>1244.55981</text:p>
          </table:table-cell>
          <table:table-cell office:value-type="string">
            <text:p>989</text:p>
          </table:table-cell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Turbo</text:p>
          </table:table-cell>
          <table:table-cell office:value-type="string">
            <text:p>{534, 125}</text:p>
          </table:table-cell>
          <table:table-cell office:value-type="string">
            <text:p>{225, 638}</text:p>
          </table:table-cell>
          <table:table-cell office:value-type="string">
            <text:p>A*</text:p>
          </table:table-cell>
          <table:table-cell office:value-type="string">
            <text:p>0.762</text:p>
          </table:table-cell>
          <table:table-cell office:value-type="string">
            <text:p>245037</text:p>
          </table:table-cell>
          <table:table-cell office:value-type="string">
            <text:p>1471.30518</text:p>
          </table:table-cell>
          <table:table-cell office:value-type="string">
            <text:p>122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office:value-type="string">
            <text:p>55.832</text:p>
          </table:table-cell>
          <table:table-cell office:value-type="string">
            <text:p>236910</text:p>
          </table:table-cell>
          <table:table-cell office:value-type="string">
            <text:p>1392.62231</text:p>
          </table:table-cell>
          <table:table-cell office:value-type="string">
            <text:p>4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office:value-type="string">
            <text:p>0.763</text:p>
          </table:table-cell>
          <table:table-cell office:value-type="string">
            <text:p>213013</text:p>
          </table:table-cell>
          <table:table-cell office:value-type="string">
            <text:p>1499.81726</text:p>
          </table:table-cell>
          <table:table-cell office:value-type="string">
            <text:p>122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4" office:value-type="string">
            <text:p>N/A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office:value-type="string">
            <text:p>0.694</text:p>
          </table:table-cell>
          <table:table-cell office:value-type="string">
            <text:p>342522</text:p>
          </table:table-cell>
          <table:table-cell office:value-type="string">
            <text:p>1470.71912</text:p>
          </table:table-cell>
          <table:table-cell office:value-type="string">
            <text:p>1228</text:p>
          </table:table-cell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Rooms</text:p>
          </table:table-cell>
          <table:table-cell office:value-type="string">
            <text:p>{1, 1}</text:p>
          </table:table-cell>
          <table:table-cell office:value-type="string">
            <text:p>{511, 511}</text:p>
          </table:table-cell>
          <table:table-cell office:value-type="string">
            <text:p>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4" office:value-type="string">
            <text:p>N/A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Maze</text:p>
          </table:table-cell>
          <table:table-cell office:value-type="string">
            <text:p>{1, 1}</text:p>
          </table:table-cell>
          <table:table-cell office:value-type="string">
            <text:p>{511, 511}</text:p>
          </table:table-cell>
          <table:table-cell office:value-type="string">
            <text:p>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4" office:value-type="string">
            <text:p>N/A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Random 32</text:p>
          </table:table-cell>
          <table:table-cell office:value-type="string">
            <text:p>{0, 0}</text:p>
          </table:table-cell>
          <table:table-cell office:value-type="string">
            <text:p>{31, 31}</text:p>
          </table:table-cell>
          <table:table-cell office:value-type="string">
            <text:p>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Random 128</text:p>
          </table:table-cell>
          <table:table-cell office:value-type="string">
            <text:p>{0, 0}</text:p>
          </table:table-cell>
          <table:table-cell office:value-type="string">
            <text:p>{127, 127}</text:p>
          </table:table-cell>
          <table:table-cell office:value-type="string">
            <text:p>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Random 256</text:p>
          </table:table-cell>
          <table:table-cell office:value-type="string">
            <text:p>{0, 0}</text:p>
          </table:table-cell>
          <table:table-cell office:value-type="string">
            <text:p>{255, 255}</text:p>
          </table:table-cell>
          <table:table-cell office:value-type="string">
            <text:p>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Random 512</text:p>
          </table:table-cell>
          <table:table-cell office:value-type="string">
            <text:p>{0, 0}</text:p>
          </table:table-cell>
          <table:table-cell office:value-type="string">
            <text:p>{511, 511}</text:p>
          </table:table-cell>
          <table:table-cell office:value-type="string">
            <text:p>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Random 10%</text:p>
          </table:table-cell>
          <table:table-cell office:value-type="string">
            <text:p>{0, 0}</text:p>
          </table:table-cell>
          <table:table-cell office:value-type="string">
            <text:p>{63, 63}</text:p>
          </table:table-cell>
          <table:table-cell office:value-type="string">
            <text:p>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Random 20%</text:p>
          </table:table-cell>
          <table:table-cell office:value-type="string">
            <text:p>{0, 0}</text:p>
          </table:table-cell>
          <table:table-cell office:value-type="string">
            <text:p>{63, 63}</text:p>
          </table:table-cell>
          <table:table-cell office:value-type="string">
            <text:p>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Random 30%</text:p>
          </table:table-cell>
          <table:table-cell office:value-type="string">
            <text:p>{0, 0}</text:p>
          </table:table-cell>
          <table:table-cell office:value-type="string">
            <text:p>{63, 63}</text:p>
          </table:table-cell>
          <table:table-cell office:value-type="string">
            <text:p>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Random 40%</text:p>
          </table:table-cell>
          <table:table-cell office:value-type="string">
            <text:p>{0, 0}</text:p>
          </table:table-cell>
          <table:table-cell office:value-type="string">
            <text:p>{63, 63}</text:p>
          </table:table-cell>
          <table:table-cell office:value-type="string">
            <text:p>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table:number-columns-repeated="32"/>
        </table:table-row>
        <table:table-row table:style-name="ro1" table:number-rows-repeated="95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05P0"/>
    </number:currency-style>
    <number:number-style style:name="N111">
      <number:number number:decimal-places="1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5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4/05/2016</text:date>, <text:time>12:0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04T12:04:55.97</dc:date>
    <dc:creator>Victor Arias</dc:creator>
    <meta:editing-duration>PT2H12M3S</meta:editing-duration>
    <meta:editing-cycles>3</meta:editing-cycles>
    <meta:generator>OpenOffice/4.0.0$Win32 OpenOffice.org_project/400m3$Build-9702</meta:generator>
    <meta:document-statistic meta:table-count="3" meta:cell-count="208" meta:object-count="0"/>
  </office:meta>
</office:document-meta>
</file>